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ResultTests.on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ResultTests.setResult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erredResultTests.s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ResultTests.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erredResultTests.isSetOr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ResultTests.has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erredResultTests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